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Sheet.initialize( final Attribute [ ] attributes , final ElementProcessor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PSheet.getDisplayOutlin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heet.getHideZer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heet.getHideColH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heet.getHideRowH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heet.getHideGr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heet.getShe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heet.EPShe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PSheet.getDisplayFormula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heet.getOutlineSymbolsRigh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heet.getOutlineSymbolsBel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heet.end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